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8cm" svg:height="9.004cm" svg:x="1.596cm" svg:y="3.374cm">
            <draw:object draw:notify-on-update-of-ranges="Sheet1.B2:Sheet1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6.415cm" svg:y="6.348cm">
            <draw:object draw:notify-on-update-of-ranges="Sheet1.E2:Sheet1.E12 Sheet1.F2:Sheet1.F12 Sheet1.G2:Sheet1.G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7.639cm" svg:y="9.052cm">
            <draw:object draw:notify-on-update-of-ranges="Sheet1.J2:Sheet1.J9 Sheet1.K2:Sheet1.K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5.972cm" svg:y="5.068cm">
            <draw:object draw:notify-on-update-of-ranges="Sheet1.N2:Sheet1.N11 Sheet1.O2:Sheet1.O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5.278cm" svg:y="9.236cm">
            <draw:object draw:notify-on-update-of-ranges="Sheet1.R2:Sheet1.R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86638" calcext:value-type="float">
            <text:p>-3.86638</text:p>
          </table:table-cell>
          <table:table-cell office:value-type="float" office:value="1" calcext:value-type="float">
            <text:p>1</text:p>
          </table:table-cell>
          <table:table-cell office:value-type="float" office:value="6.93547" calcext:value-type="float">
            <text:p>6.935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088" calcext:value-type="float">
            <text:p>-2.088</text:p>
          </table:table-cell>
          <table:table-cell office:value-type="float" office:value="-5.8598" calcext:value-type="float">
            <text:p>-5.85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81707" calcext:value-type="float">
            <text:p>-4.81707</text:p>
          </table:table-cell>
          <table:table-cell office:value-type="float" office:value="2.26622" calcext:value-type="float">
            <text:p>2.266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00499377" calcext:value-type="float">
            <text:p>-0.000499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48674" calcext:value-type="float">
            <text:p>-2.48674</text:p>
          </table:table-cell>
          <table:table-cell office:value-type="float" office:value="1" calcext:value-type="float">
            <text:p>1</text:p>
          </table:table-cell>
          <table:table-cell office:value-type="float" office:value="4.92385" calcext:value-type="float">
            <text:p>4.923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1223" calcext:value-type="float">
            <text:p>-1.91223</text:p>
          </table:table-cell>
          <table:table-cell office:value-type="float" office:value="-13.9742" calcext:value-type="float">
            <text:p>-13.97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4337" calcext:value-type="float">
            <text:p>-2.14337</text:p>
          </table:table-cell>
          <table:table-cell office:value-type="float" office:value="1.17637" calcext:value-type="float">
            <text:p>1.176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00125" calcext:value-type="float">
            <text:p>-0.500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86047" calcext:value-type="float">
            <text:p>-0.6860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4092" calcext:value-type="float">
            <text:p>-1.64092</text:p>
          </table:table-cell>
          <table:table-cell office:value-type="float" office:value="1" calcext:value-type="float">
            <text:p>1</text:p>
          </table:table-cell>
          <table:table-cell office:value-type="float" office:value="3.61781" calcext:value-type="float">
            <text:p>3.617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89565" calcext:value-type="float">
            <text:p>-1.89565</text:p>
          </table:table-cell>
          <table:table-cell office:value-type="float" office:value="3.78916" calcext:value-type="float">
            <text:p>3.789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1417" calcext:value-type="float">
            <text:p>-1.1417</text:p>
          </table:table-cell>
          <table:table-cell office:value-type="float" office:value="0.871247" calcext:value-type="float">
            <text:p>0.8712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566314" calcext:value-type="float">
            <text:p>-0.566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68234" calcext:value-type="float">
            <text:p>-0.682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.18916" calcext:value-type="float">
            <text:p>-1.18916</text:p>
          </table:table-cell>
          <table:table-cell office:value-type="float" office:value="1" calcext:value-type="float">
            <text:p>1</text:p>
          </table:table-cell>
          <table:table-cell office:value-type="float" office:value="2.7959" calcext:value-type="float">
            <text:p>2.79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.89565" calcext:value-type="float">
            <text:p>-1.89565</text:p>
          </table:table-cell>
          <table:table-cell office:value-type="float" office:value="1.86413" calcext:value-type="float">
            <text:p>1.864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863747" calcext:value-type="float">
            <text:p>-0.863747</text:p>
          </table:table-cell>
          <table:table-cell office:value-type="float" office:value="0.825308" calcext:value-type="float">
            <text:p>0.825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567143" calcext:value-type="float">
            <text:p>-0.56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82328" calcext:value-type="float">
            <text:p>-0.6823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02406" calcext:value-type="float">
            <text:p>-1.02406</text:p>
          </table:table-cell>
          <table:table-cell office:value-type="float" office:value="1" calcext:value-type="float">
            <text:p>1</text:p>
          </table:table-cell>
          <table:table-cell office:value-type="float" office:value="2.31437" calcext:value-type="float">
            <text:p>2.314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89565" calcext:value-type="float">
            <text:p>-1.89565</text:p>
          </table:table-cell>
          <table:table-cell office:value-type="float" office:value="1.89609" calcext:value-type="float">
            <text:p>1.896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824971" calcext:value-type="float">
            <text:p>-0.824971</text:p>
          </table:table-cell>
          <table:table-cell office:value-type="float" office:value="0.824133" calcext:value-type="float">
            <text:p>0.8241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567143" calcext:value-type="float">
            <text:p>-0.56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682328" calcext:value-type="float">
            <text:p>-0.6823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00047" calcext:value-type="float">
            <text:p>-1.00047</text:p>
          </table:table-cell>
          <table:table-cell office:value-type="float" office:value="1" calcext:value-type="float">
            <text:p>1</text:p>
          </table:table-cell>
          <table:table-cell office:value-type="float" office:value="2.07871" calcext:value-type="float">
            <text:p>2.078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89565" calcext:value-type="float">
            <text:p>-1.89565</text:p>
          </table:table-cell>
          <table:table-cell office:value-type="float" office:value="1.89549" calcext:value-type="float">
            <text:p>1.895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824133" calcext:value-type="float">
            <text:p>-0.824133</text:p>
          </table:table-cell>
          <table:table-cell office:value-type="float" office:value="0.824132" calcext:value-type="float">
            <text:p>0.8241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567143" calcext:value-type="float">
            <text:p>-0.56714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.00706" calcext:value-type="float">
            <text:p>2.007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.89565" calcext:value-type="float">
            <text:p>-1.89565</text:p>
          </table:table-cell>
          <table:table-cell office:value-type="float" office:value="1.89549" calcext:value-type="float">
            <text:p>1.895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0.824132" calcext:value-type="float">
            <text:p>-0.824132</text:p>
          </table:table-cell>
          <table:table-cell office:value-type="float" office:value="0.824132" calcext:value-type="float">
            <text:p>0.8241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.00007" calcext:value-type="float">
            <text:p>2.0000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0.824132" calcext:value-type="float">
            <text:p>-0.824132</text:p>
          </table:table-cell>
          <table:table-cell office:value-type="float" office:value="0.824132" calcext:value-type="float">
            <text:p>0.82413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-0.824132" calcext:value-type="float">
            <text:p>-0.824132</text:p>
          </table:table-cell>
          <table:table-cell office:value-type="float" office:value="0.824132" calcext:value-type="float">
            <text:p>0.82413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6:00:33.392342463</meta:creation-date>
    <dc:date>2016-12-07T08:03:46.478242747</dc:date>
    <meta:editing-duration>PT1H32M31S</meta:editing-duration>
    <meta:editing-cycles>2</meta:editing-cycles>
    <meta:generator>LibreOffice/4.2.8.2$Linux_X86_64 LibreOffice_project/420m0$Build-2</meta:generator>
    <meta:document-statistic meta:table-count="1" meta:cell-count="13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893cm" svg:y="4.203cm" style:legend-expansion="high" chart:style-name="ch2"/>
        <chart:plot-area chart:style-name="ch3" table:cell-range-address="Sheet1.B2:Sheet1.B8" svg:x="0.319cm" svg:y="0.18cm" svg:width="13.255cm" svg:height="8.645cm">
          <chartooo:coordinate-region svg:x="1.152cm" svg:y="0.379cm" svg:width="12.328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86047">
                <text:p>-0.686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8234">
                <text:p>-0.68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82328">
                <text:p>-0.682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82328">
                <text:p>-0.682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865cm" svg:y="3.706cm" style:legend-expansion="high" chart:style-name="ch2"/>
        <chart:plot-area chart:style-name="ch3" table:cell-range-address="Sheet1.E2:Sheet1.G12" svg:x="0.319cm" svg:y="0.18cm" svg:width="13.227cm" svg:height="8.646cm">
          <chartooo:coordinate-region svg:x="0.861cm" svg:y="0.379cm" svg:width="12.498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2" chart:class="chart:line">
            <chart:data-point chart:repeated="11"/>
          </chart:series>
          <chart:series chart:style-name="ch7" chart:values-cell-range-address="Sheet1.F2:Sheet1.F12" chart:class="chart:line">
            <chart:data-point chart:repeated="11"/>
          </chart:series>
          <chart:series chart:style-name="ch8" chart:values-cell-range-address="Sheet1.G2:Sheet1.G1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12</svg:desc>
                </draw:g>
              </table:table-cell>
              <table:table-cell office:value-type="float" office:value="0">
                <text:p>0</text:p>
                <draw:g>
                  <svg:desc>Sheet1.F2:Sheet1.F12</svg:desc>
                </draw:g>
              </table:table-cell>
              <table:table-cell office:value-type="float" office:value="0">
                <text:p>0</text:p>
                <draw:g>
                  <svg:desc>Sheet1.G2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6638">
                <text:p>-3.86638</text:p>
              </table:table-cell>
              <table:table-cell office:value-type="float" office:value="1">
                <text:p>1</text:p>
              </table:table-cell>
              <table:table-cell office:value-type="float" office:value="6.93547">
                <text:p>6.93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8674">
                <text:p>-2.48674</text:p>
              </table:table-cell>
              <table:table-cell office:value-type="float" office:value="1">
                <text:p>1</text:p>
              </table:table-cell>
              <table:table-cell office:value-type="float" office:value="4.92385">
                <text:p>4.92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4092">
                <text:p>-1.64092</text:p>
              </table:table-cell>
              <table:table-cell office:value-type="float" office:value="1">
                <text:p>1</text:p>
              </table:table-cell>
              <table:table-cell office:value-type="float" office:value="3.61781">
                <text:p>3.61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8916">
                <text:p>-1.18916</text:p>
              </table:table-cell>
              <table:table-cell office:value-type="float" office:value="1">
                <text:p>1</text:p>
              </table:table-cell>
              <table:table-cell office:value-type="float" office:value="2.7959">
                <text:p>2.7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2406">
                <text:p>-1.02406</text:p>
              </table:table-cell>
              <table:table-cell office:value-type="float" office:value="1">
                <text:p>1</text:p>
              </table:table-cell>
              <table:table-cell office:value-type="float" office:value="2.31437">
                <text:p>2.31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0047">
                <text:p>-1.00047</text:p>
              </table:table-cell>
              <table:table-cell office:value-type="float" office:value="1">
                <text:p>1</text:p>
              </table:table-cell>
              <table:table-cell office:value-type="float" office:value="2.07871">
                <text:p>2.07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.00706">
                <text:p>2.00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.00007">
                <text:p>2.0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952cm" style:legend-expansion="high" chart:style-name="ch2"/>
        <chart:plot-area chart:style-name="ch3" table:cell-range-address="Sheet1.J2:Sheet1.K9" svg:x="0.32cm" svg:y="0.18cm" svg:width="13.254cm" svg:height="8.64cm">
          <chartooo:coordinate-region svg:x="1.047cm" svg:y="0.379cm" svg:width="12.43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9" chart:class="chart:line">
            <chart:data-point chart:repeated="8"/>
          </chart:series>
          <chart:series chart:style-name="ch7" chart:values-cell-range-address="Sheet1.K2:Sheet1.K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1.J2:Sheet1.J9</svg:desc>
                </draw:g>
              </table:table-cell>
              <table:table-cell office:value-type="float" office:value="-10">
                <text:p>-10</text:p>
                <draw:g>
                  <svg:desc>Sheet1.K2:Sheet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088">
                <text:p>-2.088</text:p>
              </table:table-cell>
              <table:table-cell office:value-type="float" office:value="-5.8598">
                <text:p>-5.8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91223">
                <text:p>-1.91223</text:p>
              </table:table-cell>
              <table:table-cell office:value-type="float" office:value="-13.9742">
                <text:p>-13.9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89565">
                <text:p>-1.89565</text:p>
              </table:table-cell>
              <table:table-cell office:value-type="float" office:value="3.78916">
                <text:p>3.78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9565">
                <text:p>-1.89565</text:p>
              </table:table-cell>
              <table:table-cell office:value-type="float" office:value="1.86413">
                <text:p>1.86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89565">
                <text:p>-1.89565</text:p>
              </table:table-cell>
              <table:table-cell office:value-type="float" office:value="1.89609">
                <text:p>1.89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9565">
                <text:p>-1.89565</text:p>
              </table:table-cell>
              <table:table-cell office:value-type="float" office:value="1.89549">
                <text:p>1.89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9565">
                <text:p>-1.89565</text:p>
              </table:table-cell>
              <table:table-cell office:value-type="float" office:value="1.89549">
                <text:p>1.895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67cm" svg:y="3.952cm" style:legend-expansion="high" chart:style-name="ch2"/>
        <chart:plot-area chart:style-name="ch3" table:cell-range-address="Sheet1.N2:Sheet1.O11" svg:x="0.32cm" svg:y="0.18cm" svg:width="13.227cm" svg:height="8.64cm">
          <chartooo:coordinate-region svg:x="1.047cm" svg:y="0.379cm" svg:width="12.31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11" chart:class="chart:line">
            <chart:data-point chart:repeated="10"/>
          </chart:series>
          <chart:series chart:style-name="ch7" chart:values-cell-range-address="Sheet1.O2:Sheet1.O1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1.N2:Sheet1.N11</svg:desc>
                </draw:g>
              </table:table-cell>
              <table:table-cell office:value-type="float" office:value="5">
                <text:p>5</text:p>
                <draw:g>
                  <svg:desc>Sheet1.O2:Sheet1.O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1707">
                <text:p>-4.81707</text:p>
              </table:table-cell>
              <table:table-cell office:value-type="float" office:value="2.26622">
                <text:p>2.26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14337">
                <text:p>-2.14337</text:p>
              </table:table-cell>
              <table:table-cell office:value-type="float" office:value="1.17637">
                <text:p>1.17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417">
                <text:p>-1.1417</text:p>
              </table:table-cell>
              <table:table-cell office:value-type="float" office:value="0.871247">
                <text:p>0.871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63747">
                <text:p>-0.863747</text:p>
              </table:table-cell>
              <table:table-cell office:value-type="float" office:value="0.825308">
                <text:p>0.825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24971">
                <text:p>-0.824971</text:p>
              </table:table-cell>
              <table:table-cell office:value-type="float" office:value="0.824133">
                <text:p>0.824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24133">
                <text:p>-0.824133</text:p>
              </table:table-cell>
              <table:table-cell office:value-type="float" office:value="0.824132">
                <text:p>0.824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24132">
                <text:p>-0.824132</text:p>
              </table:table-cell>
              <table:table-cell office:value-type="float" office:value="0.824132">
                <text:p>0.824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24132">
                <text:p>-0.824132</text:p>
              </table:table-cell>
              <table:table-cell office:value-type="float" office:value="0.824132">
                <text:p>0.824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24132">
                <text:p>-0.824132</text:p>
              </table:table-cell>
              <table:table-cell office:value-type="float" office:value="0.824132">
                <text:p>0.8241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4.201cm" style:legend-expansion="high" chart:style-name="ch2"/>
        <chart:plot-area chart:style-name="ch3" table:cell-range-address="Sheet1.R2:Sheet1.R8" svg:x="0.32cm" svg:y="0.18cm" svg:width="13.254cm" svg:height="8.64cm">
          <chartooo:coordinate-region svg:x="1.047cm" svg:y="0.379cm" svg:width="12.43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2:Sheet1.R8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1.R2:Sheet1.R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499377">
                <text:p>-0.000499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00125">
                <text:p>-0.50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66314">
                <text:p>-0.566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67143">
                <text:p>-0.56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67143">
                <text:p>-0.56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67143">
                <text:p>-0.5671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